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language="en" fo:country="US" officeooo:paragraph-rsid="001c34ef" style:font-size-asian="12pt" style:font-size-complex="12pt"/>
    </style:style>
    <style:style style:name="P2" style:family="paragraph" style:parent-style-name="Standard">
      <style:text-properties style:font-name="LMMono10" fo:font-size="12pt" fo:language="en" fo:country="US" officeooo:paragraph-rsid="001b13f5" style:font-size-asian="12pt" style:font-size-complex="12pt"/>
    </style:style>
    <style:style style:name="P3" style:family="paragraph" style:parent-style-name="Standard">
      <style:text-properties style:font-name="LMMono10" fo:font-size="12pt" fo:language="en" fo:country="US" officeooo:paragraph-rsid="0019b672" style:font-size-asian="12pt" style:font-size-complex="12pt"/>
    </style:style>
    <style:style style:name="P4" style:family="paragraph" style:parent-style-name="Standard">
      <style:text-properties style:font-name="LMMono10" fo:font-size="12pt" fo:language="en" fo:country="US" officeooo:paragraph-rsid="001b38d8" style:font-size-asian="12pt" style:font-size-complex="12pt"/>
    </style:style>
    <style:style style:name="P5" style:family="paragraph" style:parent-style-name="Standard">
      <style:text-properties style:font-name="LMMono10" fo:font-size="12pt" fo:language="en" fo:country="US" officeooo:paragraph-rsid="001be85f" style:font-size-asian="12pt" style:font-size-complex="12pt"/>
    </style:style>
    <style:style style:name="P6" style:family="paragraph" style:parent-style-name="Standard">
      <style:text-properties style:font-name="LMMono10" fo:font-size="12pt" fo:language="en" fo:country="US" officeooo:paragraph-rsid="001c34ef" style:font-size-asian="12pt" style:font-size-complex="12pt"/>
    </style:style>
    <style:style style:name="P7" style:family="paragraph" style:parent-style-name="Standard">
      <style:text-properties style:font-name="LMMono10" fo:font-size="18pt" fo:language="en" fo:country="US" officeooo:paragraph-rsid="0019b672" style:font-size-asian="18pt" style:font-size-complex="18pt"/>
    </style:style>
    <style:style style:name="P8" style:family="paragraph" style:parent-style-name="Standard">
      <style:text-properties style:font-name="LMMono10" fo:font-size="18pt" fo:language="en" fo:country="US" officeooo:paragraph-rsid="001b38d8" style:font-size-asian="18pt" style:font-size-complex="18pt"/>
    </style:style>
    <style:style style:name="P9" style:family="paragraph" style:parent-style-name="Standard">
      <style:text-properties style:font-name="LMMono10" fo:font-size="10pt" fo:language="en" fo:country="US" fo:font-style="italic" officeooo:paragraph-rsid="001c34ef" style:font-size-asian="10pt" style:font-style-asian="italic" style:font-size-complex="10pt" style:font-style-complex="italic"/>
    </style:style>
    <style:style style:name="T1" style:family="text">
      <style:text-properties officeooo:rsid="0019b672"/>
    </style:style>
    <style:style style:name="T2" style:family="text">
      <style:text-properties officeooo:rsid="001b13f5"/>
    </style:style>
    <style:style style:name="T3" style:family="text">
      <style:text-properties officeooo:rsid="001b38d8"/>
    </style:style>
    <style:style style:name="T4" style:family="text">
      <style:text-properties style:font-name="LMMono10" officeooo:rsid="001b13f5"/>
    </style:style>
    <style:style style:name="T5" style:family="text">
      <style:text-properties style:font-name="LMMono10" fo:font-style="italic" officeooo:rsid="001b13f5" style:font-style-asian="italic" style:font-style-complex="italic"/>
    </style:style>
    <style:style style:name="T6" style:family="text">
      <style:text-properties style:font-name="LMMono10" fo:font-style="italic" officeooo:rsid="001cf6c5" style:font-style-asian="italic" style:font-style-complex="italic"/>
    </style:style>
    <style:style style:name="T7" style:family="text">
      <style:text-properties style:text-underline-style="solid" style:text-underline-width="auto" style:text-underline-color="font-color" officeooo:rsid="001b38d8"/>
    </style:style>
    <style:style style:name="T8" style:family="text">
      <style:text-properties officeooo:rsid="001be85f"/>
    </style:style>
    <style:style style:name="T9" style:family="text">
      <style:text-properties officeooo:rsid="001c34ef"/>
    </style:style>
    <style:style style:name="T10" style:family="text">
      <style:text-properties fo:font-style="italic" officeooo:rsid="001c34ef" style:font-style-asian="italic" style:font-style-complex="italic"/>
    </style:style>
    <style:style style:name="T11" style:family="text">
      <style:text-properties fo:font-style="italic" officeooo:rsid="001cf6c5" style:font-style-asian="italic" style:font-style-complex="italic"/>
    </style:style>
    <style:style style:name="T12" style:family="text">
      <style:text-properties fo:font-style="italic" officeooo:rsid="001b13f5" style:font-style-asian="italic" style:font-style-complex="italic"/>
    </style:style>
    <style:style style:name="T13" style:family="text">
      <style:text-properties fo:font-style="italic" fo:font-weight="bold" officeooo:rsid="001c34ef" style:font-style-asian="italic" style:font-weight-asian="bold" style:font-style-complex="italic" style:font-weight-complex="bold"/>
    </style:style>
    <style:style style:name="T14" style:family="text">
      <style:text-properties fo:font-style="italic" fo:font-weight="normal" officeooo:rsid="001c34ef" style:font-style-asian="italic" style:font-weight-asian="normal" style:font-style-complex="italic" style:font-weight-complex="normal"/>
    </style:style>
    <style:style style:name="T15" style:family="text">
      <style:text-properties fo:font-size="10pt" officeooo:rsid="001c34ef" style:font-size-asian="10pt" style:font-size-complex="10pt"/>
    </style:style>
    <style:style style:name="T16" style:family="text">
      <style:text-properties fo:font-size="10pt" fo:font-style="italic" officeooo:rsid="001c34ef" style:font-size-asian="10pt" style:font-style-asian="italic" style:font-size-complex="10pt" style:font-style-complex="italic"/>
    </style:style>
    <style:style style:name="T17" style:family="text">
      <style:text-properties officeooo:rsid="001cf6c5"/>
    </style:style>
    <style:style style:name="T18" style:family="text">
      <style:text-properties fo:font-style="normal" fo:font-weight="normal" officeooo:rsid="001c34ef"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DECISION MADE]</text:span></text:p>
      <text:p text:style-name="P3"><text:span text:style-name="T1"/></text:p>
      <text:p text:style-name="P3"><text:span text:style-name="T1"/></text:p>
      <text:p text:style-name="P3"><text:span text:style-name="T1">„Soo.“ says Miction „Off you go. Hahaha ha haaaaaaaaaa haa.“</text:span></text:p>
      <text:p text:style-name="P3"><text:span text:style-name="T1"/></text:p>
      <text:p text:style-name="P3"><text:span text:style-name="T1">Your body starts tensing up. Menacing tension builds and builds. You want to scream, but cant tell where your jaw or throat would be at. Thunder is rolling through you and. [pause]</text:span></text:p>
      <text:p text:style-name="P3"><text:span text:style-name="T1">You flip. </text:span></text:p>
      <text:p text:style-name="P3"><text:span text:style-name="T1">Into empty grey dimension. Silence. [pause/grey]</text:span></text:p>
      <text:p text:style-name="P3"><text:span text:style-name="T1">and. </text:span></text:p>
      <text:p text:style-name="P3"><text:span text:style-name="T1">OUT: [quick flashes of bright colored screens] </text:span><text:span text:style-name="T11">[?]</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7"><text:soft-page-break/><text:span text:style-name="T1">THE LAB</text:span></text:p>
      <text:p text:style-name="P3"><text:span text:style-name="T3"/></text:p>
      <text:p text:style-name="P2"><text:span text:style-name="T2">- Dark → visual field small</text:span></text:p>
      <text:p text:style-name="P9"><text:span text:style-name="T9">[night?]</text:span></text:p>
      <text:p text:style-name="P2"><text:span text:style-name="T2"/></text:p>
      <text:p text:style-name="P2"><text:span text:style-name="T2">- [...your body feels numb] → cant fully control your movement </text:span><text:span text:style-name="T12">[?</text:span><text:span text:style-name="T11">]</text:span></text:p>
      <text:p text:style-name="P6"><text:span text:style-name="T9">- extreme thrust </text:span><text:span text:style-name="T18">[there are many tabs in labs so that would only be slightly <text:s text:c="5"/>challenging]</text:span></text:p>
      <text:p text:style-name="P6"><text:span text:style-name="T9"><text:tab/>→ those two would only persist until certain threshold in “whatever <text:tab/> <text:s/>credit category”</text:span></text:p>
      <text:p text:style-name="P6"><text:span text:style-name="T9"/></text:p>
      <text:p text:style-name="P4"><text:span text:style-name="T2">- </text:span><text:span text:style-name="T3">First interaction:</text:span></text:p>
      <text:p text:style-name="P4"><text:span text:style-name="T3"><text:tab/><text:tab/><text:tab/>- you realize you look like a monster from hell</text:span></text:p>
      <text:p text:style-name="P4"><text:span text:style-name="T3"><text:tab/><text:tab/><text:tab/> <text:s/>(thats what you are ...)</text:span></text:p>
      <text:p text:style-name="P4"><text:span text:style-name="T3"><text:tab/><text:tab/><text:tab/>- have to kill, otherwise you get caught</text:span></text:p>
      <text:p text:style-name="P5"><text:span text:style-name="T3"><text:tab/>→ Main m</text:span><text:span text:style-name="T7">ission</text:span><text:span text:style-name="T3">: </text:span><text:span text:style-name="T8">destroy lab</text:span></text:p>
      <text:p text:style-name="P5"><text:span text:style-name="T8">CHOICES: </text:span><text:span text:style-name="T9">drawn between good and bad. in</text:span></text:p>
      <text:p text:style-name="P5"><text:span text:style-name="T8"><text:tab/> <text:s text:c="2"/>+ collect</text:span><text:span text:style-name="T9">ing</text:span><text:span text:style-name="T8"> objects/</text:span><text:span text:style-name="T9">breaking stuff</text:span></text:p>
      <text:p text:style-name="P5"><text:soft-page-break/><text:span text:style-name="T8"><text:tab/> <text:s text:c="2"/>+ kill</text:span><text:span text:style-name="T9">ing</text:span><text:span text:style-name="T8"> actor</text:span><text:span text:style-name="T9">s</text:span></text:p>
      <text:p text:style-name="P5"><text:span text:style-name="T9"><text:tab/> → evil/god credit</text:span></text:p>
      <text:p text:style-name="P4"><text:span text:style-name="T3">- </text:span><text:span text:style-name="T8">actors: </text:span><text:span text:style-name="T9"><text:tab/>- janitor/cleaner/technician</text:span></text:p>
      <text:p text:style-name="P4"><text:span text:style-name="T9"><text:tab/><text:tab/>- security</text:span></text:p>
      <text:p text:style-name="P6"><text:span text:style-name="T9"><text:tab/><text:tab/>- colleagues (liked/</text:span><text:span text:style-name="T17">hated</text:span><text:span text:style-name="T9">)/ friends/ boss</text:span></text:p>
      <text:p text:style-name="P6"><text:span text:style-name="T9"><text:tab/><text:tab/>- rats</text:span></text:p>
      <text:p text:style-name="P6"><text:span text:style-name="T9"><text:tab/><text:tab/>- </text:span><text:span text:style-name="T17">daemons</text:span><text:span text:style-name="T9"> (maybe also killing people and saying hi from hell once <text:tab/><text:tab/> <text:s/>in a while...)</text:span></text:p>
      <text:p text:style-name="P6"><text:span text:style-name="T3">- Additive lessons/jobs/riddles → change of alignment ?</text:span></text:p>
      <text:p text:style-name="P6"><text:span text:style-name="T3">- Items/Objects …</text:span></text:p>
      <text:p text:style-name="P6"><text:span text:style-name="T9"/></text:p>
      <text:p text:style-name="P8"><text:span text:style-name="T3"/></text:p>
      <text:p text:style-name="P8"><text:span text:style-name="T3"/></text:p>
      <text:p text:style-name="P8"><text:span text:style-name="T3">KINGDOM COME</text:span></text:p>
      <text:p text:style-name="P4"><text:span text:style-name="T3"/></text:p>
      <text:p text:style-name="P6"><text:span text:style-name="T2">- Dark → visual field small</text:span></text:p>
      <text:p text:style-name="P1"><text:span text:style-name="T4">- [...your body feels numb] → cant fully control your movement </text:span><text:span text:style-name="T5">[?</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dy </meta:initial-creator>
    <meta:creation-date>2013-03-07T21:25:54</meta:creation-date>
    <dc:date>2013-03-07T23:06:37</dc:date>
    <dc:creator>Randy </dc:creator>
    <meta:editing-duration>PT5M48S</meta:editing-duration>
    <meta:editing-cycles>1</meta:editing-cycles>
    <meta:document-statistic meta:table-count="0" meta:image-count="0" meta:object-count="0" meta:page-count="3" meta:paragraph-count="32" meta:word-count="218" meta:character-count="1310" meta:non-whitespace-character-count="1078"/>
    <meta:generator>LibreOffice/3.6$Linux_X86_64 LibreOffice_project/360m1$Build-2</meta:generator>
  </office:meta>
</office:document-meta>
</file>